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ame design document</text:p>
      <text:p text:style-name="Normal">Objectif :<text:s/>sensibiliser<text:s/>les employés de bureaux aux petits gestes qui ont un gros impact<text:s/>environnemental de façon divertissante et explicite.</text:p>
      <text:p text:style-name="Normal"/>
      <text:p text:style-name="Normal">Synopsis : vous incarnez un employé lambda<text:s/>sur son poste de travail.<text:s/>Des quêtes vous seront attribuées<text:s/>dans un bloc note du bureau<text:s/>dans le but de réduire son impact personnel environnemental.<text:s/></text:p>
      <text:p text:style-name="Normal">Vous aurez pour tâche de trier vos mails,<text:s/>vider<text:s/>votre corbeille,<text:s/>vider<text:s/>la ram, faire une recherche responsable, limite les impressions de papier<text:s/>Etc etc</text:p>
      <text:p text:style-name="Normal"/>
      <text:p text:style-name="Normal">Défi impression : lancer une impression, sélectionner un fichier utile,<text:s/>coucher toute les options bonnes pour la planète, imprimer recto verso,<text:s/>pas en blanc sur fond noir, , activer le mode eco.</text:p>
      <text:p text:style-name="Normal"/>
      <text:p text:style-name="Normal">Défi tuer les programmes :</text:p>
      <text:p text:style-name="Normal">Fermer tout les programmes en arrière plan,<text:s/>en cliquant sur les croix des pop up.<text:s/></text:p>
      <text:p text:style-name="Normal"/>
      <text:p text:style-name="Normal">Défi virer ses<text:s/>mails : space invader ou il faut tuer des enveloppes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GRABOWSKI</meta:initial-creator>
    <dc:creator>Victor GRABOWSKI</dc:creator>
    <meta:creation-date>2025-12-13T08:20:00Z</meta:creation-date>
    <dc:date>2025-12-13T08:20:00Z</dc:date>
    <meta:template xlink:href="Normal.dotm" xlink:type="simple"/>
    <meta:editing-cycles>26</meta:editing-cycles>
    <meta:editing-duration>PT1500S</meta:editing-duration>
    <meta:document-statistic meta:page-count="1" meta:paragraph-count="1" meta:word-count="136" meta:character-count="888" meta:row-count="6" meta:non-whitespace-character-count="753"/>
  </office:meta>
</office:document-meta>
</file>